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sh </meta:initial-creator>
    <meta:creation-date>2013-08-05T20:56:59</meta:creation-date>
    <dc:date>2013-08-05T20:59:54</dc:date>
    <dc:creator>Harsh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5$Linux_X86_64 LibreOffice_project/350m1$Build-202</meta:generator>
  </office:meta>
</office:document-meta>
</file>